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7.741cm" fo:min-width="15.248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1.664cm" fo:min-width="13.42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9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12.37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1.101cm" fo:min-width="13.426cm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1.201cm" fo:min-width="13.426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  <style:text-properties style:font-name="Ubuntu Mono1" fo:font-size="16pt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style:font-name="Ubuntu Mono1" fo:font-size="16pt" style:font-size-asian="16pt" style:font-size-complex="16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style:font-name="Ubuntu Mono1" fo:font-size="16pt"/>
    </style:style>
    <style:style style:name="T2" style:family="text">
      <style:text-properties fo:color="#ffffff" loext:opacity="100%" style:font-name="Ubuntu Mono1" fo:font-size="16pt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1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5.748cm" svg:height="27.99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926cm" svg:height="1.914cm" svg:x="0.911cm" svg:y="8.2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3.97cm" svg:height="8.696cm" svg:x="0.889cm" svg:y="11.2cm">
          <draw:text-box>
            <text:p><text:span text:style-name="T1">Avoid instantiating classes with invalid </text:span><text:span text:style-name="T1">inputs.</text:span></text:p>
            <text:p><text:span text:style-name="T1"/></text:p>
            <text:p text:style-name="P3"><text:span text:style-name="T1">// this object must not be passed around.</text:span></text:p>
            <text:p text:style-name="P3"><text:span text:style-name="T1">// if you need to allow this behavior</text:span><text:span text:style-name="T1"><text:line-break/></text:span><text:span text:style-name="T1">// write a another class.</text:span></text:p>
            <text:p><text:span text:style-name="T1">Email address = new Email(“meh”)</text:span></text:p>
            <text:p><text:span text:style-name="T1"/></text:p>
            <text:p><text:span text:style-name="T1">Down the road, you will always have to </text:span><text:span text:style-name="T1">check if the object is valid or not, and, </text:span><text:span text:style-name="T1">maybe you can write invalid data </text:span><text:span text:style-name="T1">somewhere.</text:span></text:p>
            <text:p><text:span text:style-name="T1"/></text:p>
            <text:p><text:span text:style-name="T1">Also, after calling some method on a </text:span><text:span text:style-name="T1">instance, if it results in a invalid </text:span><text:span text:style-name="T1">state, throw an exception and destroy it.</text:span></text:p>
          </draw:text-box>
        </draw:frame>
        <draw:frame draw:style-name="gr4" draw:text-style-name="P5" draw:layer="layout" svg:width="13.549cm" svg:height="1.94cm" svg:x="1.1cm" svg:y="8.234cm">
          <draw:text-box>
            <text:p><text:span text:style-name="T2">Class’ constructor must only receive valid </text:span></text:p>
            <text:p><text:span text:style-name="T2">inputs, and, calling a method must not result </text:span></text:p>
            <text:p><text:span text:style-name="T2">in invalid state</text:span></text:p>
          </draw:text-box>
        </draw:frame>
        <presentation:notes draw:style-name="dp1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15.748cm" svg:height="27.99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3.926cm" svg:height="1.351cm" svg:x="0.911cm" svg:y="10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3.97cm" svg:height="9.259cm" svg:x="0.889cm" svg:y="12.7cm">
          <draw:text-box>
            <text:p><text:span text:style-name="T1">You must be able to construct any object at </text:span><text:span text:style-name="T1">any time by giving valid arguments.</text:span></text:p>
            <text:p><text:span text:style-name="T1"/></text:p>
            <text:p><text:span text:style-name="T1">In this case, we are hiding that the resource </text:span><text:span text:style-name="T1">that the class uses is a File, not a </text:span><text:span text:style-name="T1">string...so we can’t instantiate this class if </text:span><text:span text:style-name="T1">we have the file in scope.</text:span></text:p>
            <text:p><text:span text:style-name="T1"/></text:p>
            <text:p><text:span text:style-name="T1"/></text:p>
            <text:p><text:span text:style-name="T1">class Stuff {</text:span></text:p>
            <text:p><text:span text:style-name="T1"><text:s text:c="2"/></text:span><text:span text:style-name="T1">private File file;</text:span></text:p>
            <text:p><text:span text:style-name="T1"/></text:p>
            <text:p><text:span text:style-name="T1"><text:s text:c="2"/></text:span><text:span text:style-name="T1">public Stuff(String filepath) {</text:span></text:p>
            <text:p><text:span text:style-name="T1"><text:s text:c="4"/></text:span><text:span text:style-name="T1">this.file = File.open(filepath);</text:span></text:p>
            <text:p><text:span text:style-name="T1"><text:s text:c="2"/></text:span><text:span text:style-name="T1">}</text:span></text:p>
            <text:p><text:span text:style-name="T1">} </text:span></text:p>
          </draw:text-box>
        </draw:frame>
        <draw:frame draw:style-name="gr4" draw:text-style-name="P5" draw:layer="layout" svg:width="12.87cm" svg:height="1.377cm" svg:x="1.1cm" svg:y="10.234cm">
          <draw:text-box>
            <text:p><text:span text:style-name="T2">Class’ constructor must only receive valid</text:span></text:p>
            <text:p><text:span text:style-name="T2">inputs</text:span></text:p>
          </draw:text-box>
        </draw:frame>
        <presentation:notes draw:style-name="dp1">
          <draw:page-thumbnail draw:style-name="gr5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15.748cm" svg:height="27.99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3.926cm" svg:height="1.451cm" svg:x="0.911cm" svg:y="8.3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3.97cm" svg:height="9.259cm" svg:x="0.889cm" svg:y="10.8cm">
          <draw:text-box>
            <text:p text:style-name="P3"><text:span text:style-name="T1">You can always validate or load resources </text:span><text:span text:style-name="T1">before instantiating a class. Prefer static </text:span><text:span text:style-name="T1">methods so you can give an appropriate name...</text:span></text:p>
            <text:p text:style-name="P3"><text:span text:style-name="T1"><text:s/></text:span></text:p>
            <text:p text:style-name="P3"><text:span text:style-name="T1"/></text:p>
            <text:p><text:span text:style-name="T1">class Stuff {</text:span></text:p>
            <text:p><text:span text:style-name="T1"><text:s text:c="2"/></text:span><text:span text:style-name="T1">private File file;</text:span></text:p>
            <text:p><text:span text:style-name="T1"/></text:p>
            <text:p><text:span text:style-name="T3"><text:s text:c="2"/></text:span><text:span text:style-name="T3">static public fromFilePath(</text:span><text:span text:style-name="T1">String path) {</text:span></text:p>
            <text:p text:style-name="P3"><text:span text:style-name="T3"><text:s text:c="4"/></text:span><text:span text:style-name="T3">return new Stuff(</text:span><text:span text:style-name="T1">File.open(path));</text:span></text:p>
            <text:p><text:span text:style-name="T1"><text:s text:c="2"/></text:span><text:span text:style-name="T1">} <text:s/></text:span></text:p>
            <text:p><text:span text:style-name="T1"/></text:p>
            <text:p><text:span text:style-name="T1"><text:s text:c="2"/></text:span><text:span text:style-name="T1">public Stuff(File file) {</text:span></text:p>
            <text:p><text:span text:style-name="T1"><text:s text:c="4"/></text:span><text:span text:style-name="T1">this.file = file;</text:span></text:p>
            <text:p><text:span text:style-name="T1"><text:s text:c="2"/></text:span><text:span text:style-name="T1">}</text:span></text:p>
            <text:p><text:span text:style-name="T1">} </text:span></text:p>
          </draw:text-box>
        </draw:frame>
        <draw:frame draw:style-name="gr4" draw:text-style-name="P5" draw:layer="layout" svg:width="12.87cm" svg:height="1.377cm" svg:x="1.1cm" svg:y="8.334cm">
          <draw:text-box>
            <text:p><text:span text:style-name="T2">Class’ constructor must only receive valid</text:span></text:p>
            <text:p><text:span text:style-name="T2">inputs</text:span></text:p>
          </draw:text-box>
        </draw:frame>
        <presentation:notes draw:style-name="dp1">
          <draw:page-thumbnail draw:style-name="gr5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9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2cm" fo:margin-bottom="0cm" fo:text-indent="0cm"/>
      <style:text-properties fo:font-size="42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4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748cm" fo:page-height="27.99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3.964cm" svg:height="7.047cm" svg:x="3.665cm" svg:y="2.397cm"/>
      <draw:page-thumbnail draw:layer="backgroundobjects" svg:width="3.964cm" svg:height="7.047cm" svg:x="3.665cm" svg:y="10.445cm"/>
      <draw:page-thumbnail draw:layer="backgroundobjects" svg:width="3.964cm" svg:height="7.047cm" svg:x="3.665cm" svg:y="18.493cm"/>
      <draw:page-thumbnail draw:layer="backgroundobjects" svg:width="3.964cm" svg:height="7.047cm" svg:x="13.96cm" svg:y="2.397cm"/>
      <draw:page-thumbnail draw:layer="backgroundobjects" svg:width="3.964cm" svg:height="7.047cm" svg:x="13.96cm" svg:y="10.445cm"/>
      <draw:page-thumbnail draw:layer="backgroundobjects" svg:width="3.964cm" svg:height="7.047cm" svg:x="13.96cm" svg:y="18.493cm"/>
    </style:handout-master>
    <style:master-page style:name="Default" style:page-layout-name="PM1" draw:style-name="Mdp1">
      <draw:frame presentation:style-name="Default-title" draw:layer="backgroundobjects" svg:width="14.172cm" svg:height="4.673cm" svg:x="0.786cm" svg:y="1.116cm" presentation:class="title" presentation:placeholder="true">
        <draw:text-box/>
      </draw:frame>
      <draw:frame presentation:style-name="Default-outline1" draw:layer="backgroundobjects" svg:width="14.172cm" svg:height="16.233cm" svg:x="0.786cm" svg:y="6.548cm" presentation:class="outline" presentation:placeholder="true">
        <draw:text-box/>
      </draw:frame>
      <draw:frame presentation:style-name="Mpr1" draw:text-style-name="MP2" draw:layer="backgroundobjects" svg:width="3.669cm" svg:height="1.928cm" svg:x="0.786cm" svg:y="25.4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991cm" svg:height="1.928cm" svg:x="5.385cm" svg:y="25.4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669cm" svg:height="1.928cm" svg:x="11.29cm" svg:y="25.4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6T18:27:03.822064143</meta:creation-date>
    <meta:editing-duration>PT4H48M34S</meta:editing-duration>
    <meta:editing-cycles>26</meta:editing-cycles>
    <meta:generator>LibreOffice/7.3.7.2$Linux_X86_64 LibreOffice_project/30$Build-2</meta:generator>
    <dc:title>linkedin</dc:title>
    <dc:date>2022-12-06T23:49:35.574479050</dc:date>
    <meta:document-statistic meta:object-count="39"/>
  </office:meta>
</office:document-meta>
</file>